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1e5373" officeooo:paragraph-rsid="001e5373" style:font-size-asian="12pt" style:font-name-complex="Times New Roman1" style:font-size-complex="12pt"/>
    </style:style>
    <style:style style:name="P2" style:family="paragraph" style:parent-style-name="Standard">
      <style:paragraph-properties fo:text-align="justify" style:justify-single-word="false"/>
      <style:text-properties style:use-window-font-color="true" style:font-name="Times New Roman" fo:font-size="12pt" officeooo:rsid="0021a631" officeooo:paragraph-rsid="0021a631" style:font-size-asian="12pt" style:font-name-complex="Times New Roman1" style:font-size-complex="12pt"/>
    </style:style>
    <style:style style:name="P3"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4" style:family="paragraph" style:parent-style-name="Standard">
      <style:paragraph-properties fo:text-align="end" style:justify-single-word="false"/>
      <style:text-properties style:use-window-font-color="true" style:font-name="Times New Roman" fo:font-size="12pt" style:font-size-asian="12pt"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6"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7" style:family="paragraph" style:parent-style-name="Standard">
      <style:paragraph-properties fo:text-align="justify" style:justify-single-word="fals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8"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b6f1e" style:font-name-asian="Times New Roman1" style:font-size-asian="12pt" style:font-weight-asian="bold" style:font-name-complex="Times New Roman1" style:font-size-complex="12pt" style:font-weight-complex="bold"/>
    </style:style>
    <style:style style:name="P9"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10" style:family="paragraph" style:parent-style-name="Standard">
      <style:paragraph-properties fo:text-align="justify" style:justify-single-word="false"/>
      <style:text-properties style:use-window-font-color="true" style:font-name="Times New Roman" fo:font-size="12pt" fo:language="es" fo:country="ES" style:font-name-asian="Times New Roman1" style:font-size-asian="12pt" style:font-name-complex="Times New Roman1" style:font-size-complex="12pt"/>
    </style:style>
    <style:style style:name="P11" style:family="paragraph" style:parent-style-name="Standard">
      <style:paragraph-properties fo:text-align="justify" style:justify-single-word="false"/>
      <style:text-properties style:use-window-font-color="true" style:font-name="Times New Roman" fo:font-size="12pt" fo:language="es" fo:country="ES" officeooo:rsid="0023b53c" officeooo:paragraph-rsid="0023b53c" style:font-name-asian="Times New Roman1" style:font-size-asian="12pt" style:font-name-complex="Times New Roman1" style:font-size-complex="12pt"/>
    </style:style>
    <style:style style:name="P12"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13" style:family="paragraph" style:parent-style-name="Standard">
      <style:paragraph-properties fo:text-align="justify" style:justify-single-word="false"/>
      <style:text-properties style:use-window-font-color="true" style:font-name="Times New Roman" fo:font-size="18pt" fo:language="es" fo:country="ES" style:font-size-asian="18pt" style:font-name-complex="Times New Roman1"/>
    </style:style>
    <style:style style:name="P14"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style>
    <style:style style:name="P15"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16"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17"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1fd0c1" style:font-size-asian="12pt" style:font-weight-asian="bold" style:font-name-complex="Times New Roman1"/>
    </style:style>
    <style:style style:name="P18"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20dd85" style:font-size-asian="12pt" style:font-weight-asian="bold" style:font-name-complex="Times New Roman1"/>
    </style:style>
    <style:style style:name="P19"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Arial" fo:font-size="10.5pt" fo:language="es" fo:country="ES" style:font-name-asian="Times New Roman1" style:font-size-asian="10.5pt" style:font-name-complex="Arial1" style:font-size-complex="10.5pt"/>
    </style:style>
    <style:style style:name="P2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style>
    <style:style style:name="P21"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officeooo:paragraph-rsid="0040f0b0"/>
    </style:style>
    <style:style style:name="P22"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23"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24"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2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b6f1e" style:font-name-asian="Times New Roman1" style:font-size-asian="12pt" style:font-name-complex="Times New Roman1" style:font-size-complex="12pt"/>
    </style:style>
    <style:style style:name="P2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147c06" style:font-name-asian="Times New Roman1" style:font-size-asian="12pt" style:font-name-complex="Times New Roman1" style:font-size-complex="12pt"/>
    </style:style>
    <style:style style:name="P2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paragraph-rsid="00019776" style:font-name-asian="Times New Roman1" style:font-size-asian="12pt" style:font-weight-asian="bold" style:font-name-complex="Times New Roman1" style:font-size-complex="12pt" style:font-weight-complex="bold"/>
    </style:style>
    <style:style style:name="P2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47c06" style:font-name-asian="Times New Roman1" style:font-size-asian="12pt" style:font-weight-asian="bold" style:font-name-complex="Times New Roman1" style:font-size-complex="12pt" style:font-weight-complex="bold"/>
    </style:style>
    <style:style style:name="P2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019776" style:font-name-asian="Times New Roman1" style:font-size-asian="12pt" style:font-weight-asian="bold" style:font-name-complex="Times New Roman1" style:font-size-complex="12pt" style:font-weight-complex="bold"/>
    </style:style>
    <style:style style:name="P3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c5732" style:font-name-asian="Times New Roman1" style:font-size-asian="12pt" style:font-weight-asian="bold" style:font-name-complex="Times New Roman1" style:font-size-complex="12pt" style:font-weight-complex="bold"/>
    </style:style>
    <style:style style:name="P3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dfa39" style:font-name-asian="Times New Roman1" style:font-size-asian="12pt" style:font-weight-asian="bold" style:font-name-complex="Times New Roman1" style:font-size-complex="12pt" style:font-weight-complex="bold"/>
    </style:style>
    <style:style style:name="P3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1c5732" officeooo:paragraph-rsid="001c5732" style:font-name-asian="Times New Roman1" style:font-size-asian="12pt" style:font-weight-asian="bold" style:font-name-complex="Times New Roman1" style:font-size-complex="12pt" style:font-weight-complex="bold"/>
    </style:style>
    <style:style style:name="P3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268199" officeooo:paragraph-rsid="00268199" style:font-name-asian="Times New Roman1" style:font-size-asian="12pt" style:font-weight-asian="bold" style:font-name-complex="Times New Roman1" style:font-size-complex="12pt" style:font-weight-complex="bold"/>
    </style:style>
    <style:style style:name="P3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57fa5" officeooo:paragraph-rsid="00057fa5" style:font-name-asian="Times New Roman1" style:font-size-asian="12pt" style:font-weight-asian="normal" style:font-name-complex="Times New Roman1" style:font-size-complex="12pt" style:font-weight-complex="normal"/>
    </style:style>
    <style:style style:name="P3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1c5732" officeooo:paragraph-rsid="001d82c9" style:font-name-asian="Times New Roman1" style:font-size-asian="12pt" style:font-weight-asian="normal" style:font-name-complex="Times New Roman1" style:font-size-complex="12pt" style:font-weight-complex="normal"/>
    </style:style>
    <style:style style:name="P3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02c0b6" style:font-name-asian="Times New Roman1" style:font-size-asian="12pt" style:font-weight-asian="normal" style:font-name-complex="Times New Roman1" style:font-size-complex="12pt" style:font-weight-complex="normal"/>
    </style:style>
    <style:style style:name="P3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147c06" style:font-name-asian="Times New Roman1" style:font-size-asian="12pt" style:font-weight-asian="normal" style:font-name-complex="Times New Roman1" style:font-size-complex="12pt" style:font-weight-complex="normal"/>
    </style:style>
    <style:style style:name="P3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1ec34c" officeooo:paragraph-rsid="001ec34c" style:font-name-asian="Times New Roman1" style:font-size-asian="12pt" style:font-weight-asian="normal" style:font-name-complex="Times New Roman1" style:font-size-complex="12pt" style:font-weight-complex="normal"/>
    </style:style>
    <style:style style:name="P3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268199" officeooo:paragraph-rsid="00268199" style:font-name-asian="Times New Roman1" style:font-size-asian="12pt" style:font-weight-asian="normal" style:font-name-complex="Times New Roman1" style:font-size-complex="12pt" style:font-weight-complex="normal"/>
    </style:style>
    <style:style style:name="P40"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rsid="0013e43e" officeooo:paragraph-rsid="0013e43e" style:font-name-asian="Times New Roman1" style:font-size-asian="12pt" style:font-name-complex="Times New Roman1" style:font-size-complex="12pt"/>
    </style:style>
    <style:style style:name="P4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019776" style:font-name-asian="Times New Roman1" style:font-size-asian="12pt" style:font-name-complex="Times New Roman1" style:font-size-complex="12pt"/>
    </style:style>
    <style:style style:name="P4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147c06" style:font-name-asian="Times New Roman1" style:font-size-asian="12pt" style:font-name-complex="Times New Roman1" style:font-size-complex="12pt"/>
    </style:style>
    <style:style style:name="P4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paragraph-rsid="00147c06" style:font-name-asian="Times New Roman1" style:font-size-asian="12pt" style:font-weight-asian="bold" style:font-name-complex="Times New Roman1" style:font-size-complex="12pt" style:font-weight-complex="bold"/>
    </style:style>
    <style:style style:name="P4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4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paragraph-rsid="00147c06" style:font-name-asian="Times New Roman1" style:font-size-asian="12pt" style:font-weight-asian="normal" style:font-name-complex="Times New Roman1" style:font-size-complex="12pt" style:font-weight-complex="normal"/>
    </style:style>
    <style:style style:name="P4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4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68199" officeooo:paragraph-rsid="00268199" style:font-name-asian="Times New Roman1" style:font-size-asian="12pt" style:font-weight-asian="normal" style:font-name-complex="Times New Roman1" style:font-size-complex="12pt" style:font-weight-complex="normal"/>
    </style:style>
    <style:style style:name="P48" style:family="paragraph" style:parent-style-name="Standard">
      <loext:graphic-properties draw:fill="none"/>
      <style:paragraph-properties fo:margin-left="0in" fo:margin-right="0in" fo:margin-top="0in" fo:margin-bottom="0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style:font-name-asian="Times New Roman1" style:font-size-asian="12pt" style:font-name-complex="Times New Roman1" style:font-size-complex="12pt"/>
    </style:style>
    <style:style style:name="P49" style:family="paragraph" style:parent-style-name="Standard" style:master-page-name="">
      <loext:graphic-properties draw:fill="none"/>
      <style:paragraph-properties fo:margin-left="0.5in" fo:margin-right="0in" fo:margin-top="0in" fo:margin-bottom="0in" loext:contextual-spacing="false" style:line-height-at-least="0.2in" fo:text-align="justify" style:justify-single-word="false" fo:orphans="2" fo:widows="2" fo:text-indent="0in" style:auto-text-indent="false" style:page-number="auto" fo:background-color="transparent" style:vertical-align="baseline" style:writing-mode="lr-tb"/>
      <style:text-properties style:use-window-font-color="true" style:font-name="Times New Roman" fo:font-size="12pt" fo:language="es" fo:country="ES" style:font-name-asian="Times New Roman1" style:font-size-asian="12pt" style:font-name-complex="Times New Roman1" style:font-size-complex="12pt"/>
    </style:style>
    <style:style style:name="P50" style:family="paragraph" style:parent-style-name="Standard" style:master-page-name="">
      <loext:graphic-properties draw:fill="none"/>
      <style:paragraph-properties fo:margin-left="0.5in" fo:margin-right="0in" fo:margin-top="0.1665in" fo:margin-bottom="0.1665in" loext:contextual-spacing="false" style:line-height-at-least="0.2in" fo:text-align="justify" style:justify-single-word="false" fo:orphans="2" fo:widows="2" fo:text-indent="0in" style:auto-text-indent="false" style:page-number="auto" fo:background-color="transparent" style:vertical-align="baseline" style:writing-mode="lr-tb"/>
      <style:text-properties style:use-window-font-color="true" style:font-name="Times New Roman" fo:font-size="12pt" fo:language="es" fo:country="ES" style:font-name-asian="Times New Roman1" style:font-size-asian="12pt" style:font-name-complex="Times New Roman1" style:font-size-complex="12pt"/>
    </style:style>
    <style:style style:name="P51"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5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5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paragraph-rsid="00147c06" style:font-name-asian="Times New Roman1" style:font-size-asian="12pt" style:font-weight-asian="normal" style:font-name-complex="Times New Roman1" style:font-size-complex="12pt" style:font-weight-complex="normal"/>
    </style:style>
    <style:style style:name="P5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paragraph-rsid="002c39c1" style:font-name-asian="Times New Roman1" style:font-size-asian="12pt" style:font-weight-asian="normal" style:font-name-complex="Times New Roman1" style:font-size-complex="12pt" style:font-weight-complex="normal"/>
    </style:style>
    <style:style style:name="P5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paragraph-rsid="002dd61b" style:font-name-asian="Times New Roman1" style:font-size-asian="12pt" style:font-weight-asian="normal" style:font-name-complex="Times New Roman1" style:font-size-complex="12pt" style:font-weight-complex="normal"/>
    </style:style>
    <style:style style:name="P5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dd61b" officeooo:paragraph-rsid="002dd61b" style:font-name-asian="Times New Roman1" style:font-size-asian="12pt" style:font-weight-asian="normal" style:font-name-complex="Times New Roman1" style:font-size-complex="12pt" style:font-weight-complex="normal"/>
    </style:style>
    <style:style style:name="P5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dd61b"/>
    </style:style>
    <style:style style:name="P5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147c06" style:font-name-asian="Times New Roman1" style:font-size-asian="12pt" style:font-weight-asian="normal" style:font-name-complex="Times New Roman1" style:font-size-complex="12pt" style:font-weight-complex="normal"/>
    </style:style>
    <style:style style:name="P5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2c39c1" style:font-name-asian="Times New Roman1" style:font-size-asian="12pt" style:font-weight-asian="normal" style:font-name-complex="Times New Roman1" style:font-size-complex="12pt" style:font-weight-complex="normal"/>
    </style:style>
    <style:style style:name="P6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2c39c1"/>
    </style:style>
    <style:style style:name="T1" style:family="text">
      <style:text-properties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fo:language="es" fo:country="ES" fo:font-weight="bold" officeooo:rsid="0040f0b0"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language="es" fo:country="ES" style:font-name-asian="Times New Roman1" style:font-size-asian="12pt" style:font-name-complex="Times New Roman1" style:font-size-complex="12pt"/>
    </style:style>
    <style:style style:name="T4" style:family="text">
      <style:text-properties style:font-name="Times New Roman" fo:font-size="12pt" fo:language="es" fo:country="ES" officeooo:rsid="0040f0b0" style:font-name-asian="Times New Roman1" style:font-size-asian="12pt" style:font-name-complex="Times New Roman1" style:font-size-complex="12pt"/>
    </style:style>
    <style:style style:name="T5" style:family="text">
      <style:text-properties officeooo:rsid="001dc494"/>
    </style:style>
    <style:style style:name="T6" style:family="text">
      <style:text-properties officeooo:rsid="001e5373"/>
    </style:style>
    <style:style style:name="T7" style:family="text">
      <style:text-properties officeooo:rsid="0040f0b0"/>
    </style:style>
    <style:style style:name="T8" style:family="text">
      <style:text-properties officeooo:rsid="00019776"/>
    </style:style>
    <style:style style:name="T9" style:family="text">
      <style:text-properties officeooo:rsid="00072fc1"/>
    </style:style>
    <style:style style:name="T10" style:family="text">
      <style:text-properties officeooo:rsid="00147c06"/>
    </style:style>
    <style:style style:name="T11" style:family="text">
      <style:text-properties officeooo:rsid="00174800"/>
    </style:style>
    <style:style style:name="T12" style:family="text">
      <style:text-properties officeooo:rsid="00187fe3"/>
    </style:style>
    <style:style style:name="T13" style:family="text">
      <style:text-properties officeooo:rsid="001a9237"/>
    </style:style>
    <style:style style:name="T14" style:family="text">
      <style:text-properties officeooo:rsid="001dfa39"/>
    </style:style>
    <style:style style:name="T15" style:family="text">
      <style:text-properties style:font-name-asian="Times New Roman1" style:font-size-complex="12pt" style:font-weight-complex="bold"/>
    </style:style>
    <style:style style:name="T16" style:family="text">
      <style:text-properties officeooo:rsid="001fd0c1" style:font-name-asian="Times New Roman1" style:font-size-complex="12pt" style:font-weight-complex="bold"/>
    </style:style>
    <style:style style:name="T17" style:family="text">
      <style:text-properties fo:font-weight="normal" style:font-name-asian="Times New Roman1" style:font-weight-asian="normal" style:font-size-complex="12pt" style:font-weight-complex="normal"/>
    </style:style>
    <style:style style:name="T18" style:family="text">
      <style:text-properties fo:font-weight="normal" officeooo:rsid="001f953c" style:font-name-asian="Times New Roman1" style:font-weight-asian="normal" style:font-size-complex="12pt" style:font-weight-complex="normal"/>
    </style:style>
    <style:style style:name="T19" style:family="text">
      <style:text-properties officeooo:rsid="0029c252"/>
    </style:style>
    <style:style style:name="T20" style:family="text">
      <style:text-properties officeooo:rsid="002a9f23"/>
    </style:style>
    <style:style style:name="T21" style:family="text">
      <style:text-properties officeooo:rsid="002c39c1"/>
    </style:style>
    <style:style style:name="T22" style:family="text">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23" style:family="text">
      <style:text-properties style:use-window-font-color="true" style:font-name="Times New Roman" fo:font-size="12pt" fo:language="es" fo:country="ES" fo:font-weight="bold" officeooo:rsid="001c5732" style:font-name-asian="Times New Roman1" style:font-size-asian="12pt" style:font-weight-asian="bold" style:font-name-complex="Times New Roman1" style:font-size-complex="12pt" style:font-weight-complex="bold"/>
    </style:style>
    <style:style style:name="T24" style:family="text">
      <style:text-properties style:use-window-font-color="true" style:font-name="Times New Roman" fo:font-size="12pt" fo:language="es" fo:country="ES" fo:font-weight="bold" officeooo:rsid="002c39c1" style:font-name-asian="Times New Roman1" style:font-size-asian="12pt" style:font-weight-asian="bold" style:font-name-complex="Times New Roman1" style:font-size-complex="12pt" style:font-weight-complex="bold"/>
    </style:style>
    <style:style style:name="T25" style:family="text">
      <style:text-properties style:use-window-font-color="true" style:font-name="Times New Roman" fo:font-size="12pt" fo:language="es" fo:country="ES" fo:font-weight="bold" officeooo:rsid="002dd61b" style:font-name-asian="Times New Roman1" style:font-size-asian="12pt" style:font-weight-asian="bold" style:font-name-complex="Times New Roman1" style:font-size-complex="12pt" style:font-weight-complex="bold"/>
    </style:style>
    <style:style style:name="T26" style:family="text">
      <style:text-properties style:use-window-font-color="true" style:font-name="Times New Roman" fo:font-size="12pt" fo:language="es" fo:country="ES" fo:font-weight="bold" officeooo:rsid="00147c06" style:font-name-asian="Times New Roman1" style:font-size-asian="12pt" style:font-weight-asian="bold" style:font-name-complex="Times New Roman1" style:font-size-complex="12pt" style:font-weight-complex="bold"/>
    </style:style>
    <style:style style:name="T27" style:family="text">
      <style:text-properties style:use-window-font-color="true" style:font-name="Times New Roman" fo:font-size="12pt" fo:language="es" fo:country="ES" fo:font-weight="normal" officeooo:rsid="00019776" style:font-name-asian="Times New Roman1" style:font-size-asian="12pt" style:font-weight-asian="normal" style:font-name-complex="Times New Roman1" style:font-size-complex="12pt" style:font-weight-complex="normal"/>
    </style:style>
    <style:style style:name="T28" style:family="text">
      <style:text-properties style:use-window-font-color="true" style:font-name="Times New Roman" fo:font-size="12pt" fo:language="es" fo:country="ES" fo:font-weight="normal" officeooo:rsid="002ca695" style:font-name-asian="Times New Roman1" style:font-size-asian="12pt" style:font-weight-asian="normal" style:font-name-complex="Times New Roman1" style:font-size-complex="12pt" style:font-weight-complex="normal"/>
    </style:style>
    <style:style style:name="T29" style:family="text">
      <style:text-properties officeooo:rsid="002ca695"/>
    </style:style>
    <style:style style:name="T30" style:family="text">
      <style:text-properties officeooo:rsid="002dd61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C<text:span text:style-name="T7">ontrato</text:span> <text:span text:style-name="T7">de</text:span> <text:span text:style-name="T7">arrendamiento</text:span> <text:span text:style-name="T7">de</text:span> <text:span text:style-name="T7">habitación</text:span></text:p>
      <text:p text:style-name="P13"/>
      <text:p text:style-name="P4">En <text:span text:style-name="T5">id-unid-1</text:span>, a <text:s/><text:span text:style-name="T6">id-unid-2</text:span></text:p>
      <text:p text:style-name="P3"/>
      <text:p text:style-name="P6">REUNIDOS</text:p>
      <text:p text:style-name="P5"/>
      <text:p text:style-name="P5">De una parte,</text:p>
      <text:p text:style-name="P1">id-unid-3</text:p>
      <text:p text:style-name="P20"><text:span text:style-name="T4">Como parte</text:span><text:span text:style-name="T3"> </text:span><text:span text:style-name="T2">ARRENDADORA</text:span><text:span text:style-name="T3">.</text:span></text:p>
      <text:p text:style-name="P22"/>
      <text:p text:style-name="P5">De otra parte,</text:p>
      <text:p text:style-name="P2">id-unid-4</text:p>
      <text:p text:style-name="P21"><text:span text:style-name="T4">Como parte</text:span><text:span text:style-name="T3"> </text:span><text:span text:style-name="T2">ARRENDATARIA</text:span><text:span text:style-name="T3">.</text:span></text:p>
      <text:p text:style-name="P22"/>
      <text:p text:style-name="P22"/>
      <text:p text:style-name="P20"><text:span text:style-name="T3">Las partes, arrendadora y arrendataria, se reconocen recíprocamente capacidad legal suficiente para otorgar el presente contrato, y reunidos en la fecha del encabezamiento del presente escrito, manifiestan haber acordado formalizar en este documento un </text:span><text:span text:style-name="T1">CONTRATO DE ARRENDAMIENTO DE HABITACIÓN</text:span><text:span text:style-name="T3"> en la vivienda que se especifica a continuación.</text:span></text:p>
      <text:p text:style-name="P23"/>
      <text:p text:style-name="P5">EXPONEN</text:p>
      <text:p text:style-name="P24"/>
      <text:p text:style-name="P20"><text:span text:style-name="T1">I. </text:span><text:span text:style-name="T3">Que la PARTE ARRENDADORA es propietaria de una vivienda amueblada cuya superficie útil es de id-unid-6 metros cuadrados en: id-unid-5. Dicha vivienda se encuentra formada por idunid7-precioAletras (id-unid-7) habitaciones y que, además, comprende:</text:span></text:p>
      <text:p text:style-name="P22"/>
      <text:p text:style-name="P49">id-unid-8</text:p>
      <text:p text:style-name="P48"/>
      <text:p text:style-name="P48">Esta vivienda está inscrita en el Registro de la Propiedad de: id-unid-9, con los siguientes datos: id-dec-10. id-dec-11 Se acompaña como Anexo I al presente contrato una copia del Certificado de Eficiencia Energética, según lo regulado en el Real Decreto 235/2013, de 5 de abril. También se acompaña al presente contrato, como Anexo II un inventario de bienes muebles, con el mobiliario que se encuentra en la vivienda. Este mobiliario está en estado de uso y buena conservación al momento de firmarse este documento.</text:p>
      <text:p text:style-name="P48"/>
      <text:p text:style-name="P48">En adelante, esta será denominada la "Vivienda".</text:p>
      <text:p text:style-name="P14"><text:span text:style-name="T1">II. </text:span><text:span text:style-name="T3">Una de las habitaciones de la Vivienda será objeto de arrendamiento y cuenta con una superficie útil de id-dec-13 metros cuadrados. La habitación a la que se hace referencia es la siguiente:</text:span></text:p>
      <text:p text:style-name="P50"><text:soft-page-break/>id-dec-14</text:p>
      <text:p text:style-name="P40">La habitación id-dec-15</text:p>
      <text:p text:style-name="P40">En adelante, la misma será denominada la "Habitación".</text:p>
      <text:p text:style-name="P17"><text:span text:style-name="T15">I</text:span><text:span text:style-name="T16">I</text:span><text:span text:style-name="T15">I. </text:span><text:span text:style-name="T17">Las partes conocen el estado y conservación de la habitación objeto de arrendamiento, así como su mobiliario y enseres. Ambas partes están conformes en que si hubiera diferencia entre los metros cuadrados o superficie real de la habitación y la superficie descrita en el presente contrato, ésto no afectará al precio de arrendamiento, que se mantendrá invariable.</text:span></text:p>
      <text:p text:style-name="P18"><text:span text:style-name="T15">I</text:span><text:span text:style-name="T16">V</text:span><text:span text:style-name="T15">. </text:span><text:span text:style-name="T18">id-dec-17</text:span></text:p>
      <text:p text:style-name="P5">CLÁUSULAS</text:p>
      <text:p text:style-name="P9"><text:span text:style-name="T19">PRIMERA</text:span>. <text:span text:style-name="T19">OBJETO</text:span></text:p>
      <text:p text:style-name="P12">Mediante este contrato la parte ARRENDADORA <text:s/>acuerda ceder el arrendamiento de una habitación de la vivienda descrita en el expositivo I del presente contrato, que es propiedad de la parte ARRENDADORA, a la parte ARRENDATARIA a cambio de un precio cierto.</text:p>
      <text:p text:style-name="P12">La parte ARRENDATARIA podrá hacer uso de las zonas comunes de la vivienda de forma diligente y respetando las normas de convivencia, sin realizar actividades insalubres, molestas, o nocivas para el resto de los inquilinos. </text:p>
      <text:p text:style-name="P12">Exceptuando las zonas comunes, el presente contrato de arrendamiento sólo da derecho a utilizar el dormitorio arrendado, y el resto de dormitorios de la Vivienda <text:span text:style-name="T19">id-dec-18</text:span></text:p>
      <text:p text:style-name="P12"><text:s/></text:p>
      <text:p text:style-name="P7"><text:span text:style-name="T10">SEGUNDA</text:span>. <text:span text:style-name="T10">DESTINO Y ESTADO DE CONSERVACIÓN</text:span></text:p>
      <text:p text:style-name="P7"/>
      <text:p text:style-name="P11">iddec17-extra-1</text:p>
      <text:p text:style-name="P10">El uso de la habitación arrendada y pactado en el presente contrato lo es con carácter exclusivo, es decir, no se podrá modificar el uso pactado. Además, será obligación de la ARRENDATARIA, no realizar actividades o actuaciones contrarias a los estatutos de la comunidad, o de la vivienda, a realizar actividades molestas, nocivas, insalubres o ilegales, que puedan afectar a terceros, a la habitación, o a la vivienda.</text:p>
      <text:p text:style-name="P10">La realización de cualquier de estas prohibiciones facultará al ARRENDADOR a resolver el contrato sin derecho alguno de indemnización a la parte ARRENDATARIA.</text:p>
      <text:p text:style-name="P10">La Habitación se pondrá a disposición de la PARTE ARRENDATARIA <text:span text:style-name="T11">id-dec-16, la parte ARRENDATARIA la recibe en buen estado de uso y conservación, reconociendo haber visitado la habitación y las zonas comunes de la vivienda con carácter previo a la firma del presente contrato. Asimismo, manifiesta conocer las zonas de uso que se le conceden.</text:span></text:p>
      <text:p text:style-name="P45"><text:soft-page-break/>La parte ARRENDATARIA ha visitado la habitación que arrienda <text:span text:style-name="T10">iddec15-extra-1, la PARTE ARRENDATARIA declara que el mobiliario de las zonas comunes de la vivienda se corresponde con el detallado en el Anexo de inventario de bienes muebles incorporado al presente Contrato.</text:span></text:p>
      <text:p text:style-name="P46">iddec17-extra-2</text:p>
      <text:p text:style-name="P46">El mobiliario que se encuentra en el interior de la vivienda es propiedad de la parte ARRENDADORA, y deberá ser devuelto en el momento de finalización del contrato en perfecto estado de conservación, salvo aquel desgaste generado por el normal uso de los mismos.</text:p>
      <text:p text:style-name="P44">TERCERA. <text:span text:style-name="T10">D</text:span>ERECHO DE <text:span text:style-name="T19">id-dec-19</text:span> ACCESO A LA VIVIENDA POR LA PARTE ARRENDADORA</text:p>
      <text:p text:style-name="P46"><text:span text:style-name="T20">iddec19-extra-1</text:span>La parte ARRENDADORA mantendrá el derecho a acceder libremente a las zonas comunes de la vivienda y al resto de habitaciones que no se encuentren arrendadas.</text:p>
      <text:p text:style-name="P46">Si la parte ARRENDATARIA incumpliere lo dispuesto anteriormente, la parte ARRENDADORA podrá resolver el contrato de arrendamiento de habitación, debiendo cubrir la parte ARRENDATARIA aquellos daños y perjuicios ocasionados, incluyendo la pérdida de beneficios por no poder arrendar el resto de las habitaciones.</text:p>
      <text:p text:style-name="P44"><text:span text:style-name="T12">CUARTA</text:span>. <text:span text:style-name="T10">DURACIÓN</text:span></text:p>
      <text:p text:style-name="P47">iddec17-extra-3</text:p>
      <text:p text:style-name="P54"><text:span text:style-name="T21">id-dec-25</text:span></text:p>
      <text:p text:style-name="P45">Finalizado el contrato <text:span text:style-name="T12">iddec25-extra-2</text:span> la PARTE ARRENDATARIA deberá dejar la Habitación y el resto de la Vivienda libre y limpia, sin objetos personales u otros enseres propios, y deberá ponerla a disposición de la PARTE ARRENDADORA <text:span text:style-name="T13">iddec16-extra-1. Todo ello será de aplicación a la finalización del contrato, salvo que las partes de mutuo acuerdo, pactaran otra cosa distinta.</text:span></text:p>
      <text:p text:style-name="P55"><text:span text:style-name="T30">Id-dec-26</text:span></text:p>
      <text:p text:style-name="P55"/>
      <text:p text:style-name="P57"><text:span text:style-name="T25">QUINTA</text:span><text:span text:style-name="T22">. </text:span><text:span text:style-name="T26">R</text:span><text:span text:style-name="T25">ENTA DEL ARRENDAMIENTO</text:span></text:p>
      <text:p text:style-name="P57"><text:span text:style-name="T25"/></text:p>
      <text:p text:style-name="P56">id-dec-27</text:p>
      <text:p text:style-name="P43"><text:soft-page-break/><text:span text:style-name="T10">SEXTA</text:span>. <text:span text:style-name="T10">GASTOS GENERALES Y SUMINISTROS</text:span></text:p>
      <text:p text:style-name="P42">------</text:p>
      <text:p text:style-name="P41">id-dec-12</text:p>
      <text:p text:style-name="P41">------</text:p>
      <text:p text:style-name="P43"><text:span text:style-name="T10">OCTAVA</text:span>. <text:span text:style-name="T10">OBRAS</text:span></text:p>
      <text:p text:style-name="P26">----</text:p>
      <text:p text:style-name="P25">Las partes acuerdan que no está permitido realizar obras sin el previo consentimiento expreso y por escrito de la parte Arrendadora. PARTE ARRENDATARIA tampoco podrá realizar obras que provoquen una disminución en la estabilidad o seguridad de la Habitación, de la Vivienda o que contravengan iddec12-extra-1 la normativa urbanística.</text:p>
      <text:p text:style-name="P25">----</text:p>
      <text:p text:style-name="P25"><text:s/>iddec12-extra-2</text:p>
      <text:p text:style-name="P25">-----</text:p>
      <text:p text:style-name="P27">NOVENA.- <text:span text:style-name="T8">NORMAS DE iddec12-extra-3 CONVIVENCIA</text:span>.</text:p>
      <text:p text:style-name="P28">----</text:p>
      <text:p text:style-name="P34">iddec12-extra-4</text:p>
      <text:p text:style-name="P29">----</text:p>
      <text:p text:style-name="P32"/>
      <text:p text:style-name="P30"><text:span text:style-name="T10">DÉCIMA</text:span>. <text:span text:style-name="T10">RESPONSABILIDADES</text:span></text:p>
      <text:p text:style-name="P35">-----</text:p>
      <text:p text:style-name="P32">10.1 Responsabilidad de la PARTE ARRENDADORA</text:p>
      <text:p text:style-name="P38"><text:soft-page-break/>iddec16-extra-2</text:p>
      <text:p text:style-name="P35">-----</text:p>
      <text:p text:style-name="P60"><text:span text:style-name="T23">10.</text:span><text:span text:style-name="T24">2</text:span><text:span text:style-name="T23"> Responsabilidad de la PARTE ARRENDA</text:span><text:span text:style-name="T24">TARIA</text:span></text:p>
      <text:p text:style-name="P60"><text:span text:style-name="T27">La arrendataria deberá cubrir, o reparar todo daño ocasionado en la habiación arrendada o en la vivienda durante el contrato: </text:span><text:span text:style-name="T28">iddec25-extra-4</text:span><text:span text:style-name="T27">. </text:span></text:p>
      <text:p text:style-name="P59">La parte arrendataria será responsable, no sólo de sus propios actos, sino de los cometidos por las personas que se encuentren en la habitación arrendada, o en la vivienda invitados por ésta, tanto a los efectos de resolución contractual como de indemnización de daños y perjuicios. Todo ello, de conformidad con lo dispuesto en el artículo 1564 del Código Civil.</text:p>
      <text:p text:style-name="P28"><text:span text:style-name="T10">DECIMOCUARTA</text:span>. <text:span text:style-name="T10">RESOLUCIÓN DEL CONTRATO</text:span></text:p>
      <text:p text:style-name="P28">----</text:p>
      <text:p text:style-name="P36">e) el incumplimiento de las normas de convivencia establecidas por <text:span text:style-name="T9">iddec12-extra-5</text:span></text:p>
      <text:p text:style-name="P28">----</text:p>
      <text:p text:style-name="P31"><text:span text:style-name="T10">DECIMOQUINTA</text:span>. <text:span text:style-name="T14">FIN DEL CONTRATO DE ARRENDAMIENTO</text:span></text:p>
      <text:p text:style-name="P37">Una vez finalizado el Contrato <text:span text:style-name="T14">iddec25-extra-5</text:span> en los términos de la estipulación cuarta, la PARTE ARRENDATARIA deberá entregar a la PARTE <text:span text:style-name="T14">ARRENDADORA iddec16-extra-3</text:span></text:p>
      <text:p text:style-name="P37">En este momento, se comprobará que durante el Contrato de arrendamiento haya habido una correcta conservación de la Habitación, de la Vivienda y de su mobiliario.</text:p>
      <text:p text:style-name="P37">Si la parte Arrendataria, no se hiciera entrega de la Habitación en el momento correspondiente, como penalización, {if}(45.isNotEmpty) { la cantidad de {{45}} euros ({{45}} €) } else { el doble de la renta diaria existente } al momento de la finalización del Contrato <text:span text:style-name="T29">iddec25-extra-6</text:span> <text:s text:c="2"/>por cada día de retraso, además de todos los gastos directos e indirectos que dicho retraso genere.</text:p>
      <text:p text:style-name="P33">iddec17-extra-5</text:p>
      <text:p text:style-name="P39">iddec17-extra-6</text:p>
      <text:p text:style-name="P37">--------</text:p>
      <text:p text:style-name="P8">SÉPTIMA. CONDICIÓN RESOLUTORIA</text:p>
      <text:p text:style-name="P25">Las Partes pactan expresamente esta Condición Resolutoria por la cual, si existiera el impedimento ante algún Organismo Oficial, no imputable al Comprador, consistente bien en una limitación de la disposición del Vehículo como es (de forma enunciativa y no exhaustiva) <text:soft-page-break/>una reserva de dominio o un leasing, o bien una anotación de embargo del mismo, para realizar la transferencia de la propiedad a favor de la Parte Compradora, automáticamente quedará resuelto el presente Contrato de compraventa.</text:p>
      <text:p text:style-name="P14"><text:span text:style-name="T1">Y en prueba de conformidad y aceptación de todo lo establecido</text:span><text:span text:style-name="T3">, ambas Partes firman este contrato en tres ejemplares y a un solo efecto, en el lugar y fecha al comienzo indicados</text:span></text:p>
      <text:p text:style-name="P15"/>
      <text:p text:style-name="P16">LA PARTE VENDEDORA <text:s text:c="51"/>LA PARTE COMPRADORA</text:p>
      <text:p text:style-name="P15"><text:line-break/></text:p>
      <text:p text:style-name="P15"><text:bookmark text:name="_GoBack"/><text:line-break/><text:line-break/><text:line-break/>........................................... <text:s text:c="55"/>...........................................</text:p>
      <text:p text:style-name="P23">________ <text:s text:c="82"/>________</text:p>
      <text:p text:style-name="P19"><text:bookmark text:name="_GoBack1"/><text:line-break/></text:p>
      <text:p text:style-name="P2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AMEJO ALARCON, J. (JUAN)</meta:initial-creator>
    <meta:editing-cycles>44</meta:editing-cycles>
    <meta:creation-date>2019-11-25T09:28:00</meta:creation-date>
    <dc:date>2020-02-04T17:24:42.386000000</dc:date>
    <meta:editing-duration>PT16H43M17S</meta:editing-duration>
    <meta:generator>LibreOffice/6.3.3.2$Windows_X86_64 LibreOffice_project/a64200df03143b798afd1ec74a12ab50359878ed</meta:generator>
    <meta:document-statistic meta:table-count="0" meta:image-count="0" meta:object-count="0" meta:page-count="6" meta:paragraph-count="86" meta:word-count="1223" meta:character-count="8333" meta:non-whitespace-character-count="699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